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-left="0cm" fo:padding-right="0cm" fo:padding-top="0.265cm" fo:padding-bottom="0.265cm" fo:border-left="none" fo:border-right="none" fo:border-top="0.74pt solid #aacc99" fo:border-bottom="0.74pt dotted #aacc99"/>
    </style:style>
    <style:style style:name="P2" style:family="paragraph" style:parent-style-name="Preformatted_20_Text">
      <style:paragraph-properties fo:margin-left="0cm" fo:margin-right="0cm" fo:text-indent="0cm" style:auto-text-indent="false" fo:padding-left="0cm" fo:padding-right="0cm" fo:padding-top="0.265cm" fo:padding-bottom="0.265cm" fo:border-left="none" fo:border-right="none" fo:border-top="0.74pt solid #aacc99" fo:border-bottom="0.74pt dotted #aacc99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text-properties officeooo:rsid="000c2077" officeooo:paragraph-rsid="000c2077"/>
    </style:style>
    <style:style style:name="P5" style:family="paragraph" style:parent-style-name="Standard" style:list-style-name="L1">
      <style:text-properties officeooo:rsid="000c2077" officeooo:paragraph-rsid="000c2077"/>
    </style:style>
    <style:style style:name="P6" style:family="paragraph" style:parent-style-name="Standard">
      <style:text-properties fo:font-weight="bold" officeooo:rsid="000deb9d" officeooo:paragraph-rsid="000deb9d" fo:background-color="#ffff00" style:font-weight-asian="bold" style:font-weight-complex="bold"/>
    </style:style>
    <style:style style:name="T1" style:family="text">
      <style:text-properties fo:color="#bbbbbb" loext:opacity="100%"/>
    </style:style>
    <style:style style:name="T2" style:family="text">
      <style:text-properties fo:color="#bb60d5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/text:p>
      <text:p text:style-name="P3">Determine y justifique cuántos nodos contiene el siguiente documento YAML: </text:p>
      <text:p text:style-name="Standard"/>
      <text:p text:style-name="P2">---</text:p>
      <text:p text:style-name="P2">nombre:<text:span text:style-name="T1"> </text:span>Pedro Martínez Alvárez</text:p>
      <text:p text:style-name="P2">edad:<text:span text:style-name="T1"> </text:span>32</text:p>
      <text:p text:style-name="P2">casado:<text:span text:style-name="T1"> </text:span>true</text:p>
      <text:p text:style-name="P2">nacimiento:<text:span text:style-name="T1"> </text:span>1991-05-07</text:p>
      <text:p text:style-name="P2">defunción:<text:span text:style-name="T1"> </text:span>null</text:p>
      <text:p text:style-name="P2">dirección:<text:span text:style-name="T1"> </text:span>{</text:p>
      <text:p text:style-name="P2"><text:s text:c="3"/>calle:<text:span text:style-name="T1"> </text:span><text:span text:style-name="T2">Callo</text:span></text:p>
      <text:p text:style-name="P2"><text:span text:style-name="T1"><text:s text:c="3"/></text:span><text:span text:style-name="T2">num</text:span>:<text:span text:style-name="T1"> </text:span><text:span text:style-name="T2">5</text:span></text:p>
      <text:p text:style-name="P2"><text:span text:style-name="T1"><text:s text:c="3"/></text:span><text:span text:style-name="T2">cp</text:span>:<text:span text:style-name="T1"> </text:span><text:span text:style-name="T2">12345</text:span></text:p>
      <text:p text:style-name="P1">}</text:p>
      <text:p text:style-name="P4">Nodos que contiene el documento YAML: 19 Nodos</text:p>
      <text:p text:style-name="P4"/>
      <text:list text:style-name="L1">
        <text:list-item>
          <text:p text:style-name="P5">Tenemos un nodo raíz con cuya estructura es de tipo Mapa u Objeto.</text:p>
        </text:list-item>
        <text:list-item>
          <text:p text:style-name="P5">Tenemos 6 nodos clave que son: <text:span text:style-name="T3">nombre , edad , casado , nacimiento , defunción y dirección</text:span>. Todos estos nodos clave contiene un nodo valor.</text:p>
        </text:list-item>
        <text:list-item>
          <text:p text:style-name="P5">El nodo clave <text:span text:style-name="T3">nombre </text:span>de tipo cadena tiene un nodo valor <text:span text:style-name="T3">Pedro Martínez Alvárez </text:span>de tipo Cadena.</text:p>
        </text:list-item>
        <text:list-item>
          <text:p text:style-name="P5">El nodo clave <text:span text:style-name="T3">edad</text:span><text:span text:style-name="T4"> de tipo cadena tiene un nodo valor </text:span><text:span text:style-name="T3">32</text:span><text:span text:style-name="T4"> de tipo Numero Entero.</text:span></text:p>
        </text:list-item>
        <text:list-item>
          <text:p text:style-name="P5"><text:span text:style-name="T4">El nodo clave </text:span><text:span text:style-name="T3">casado</text:span><text:span text:style-name="T4"> de tipo cadena presenta un nodo valor </text:span><text:span text:style-name="T3">true</text:span><text:span text:style-name="T4"> de tipo lógico.</text:span></text:p>
        </text:list-item>
        <text:list-item>
          <text:p text:style-name="P5"><text:span text:style-name="T4">El nodo clave </text:span><text:span text:style-name="T3">nacimiento</text:span><text:span text:style-name="T4"> de tipo cadena presenta un nodo valor </text:span><text:span text:style-name="T3">1991-05-07 </text:span><text:span text:style-name="T4">de tipo fecha.</text:span></text:p>
        </text:list-item>
        <text:list-item>
          <text:p text:style-name="P5"><text:span text:style-name="T4">El nodo clave </text:span><text:span text:style-name="T3">defunción</text:span><text:span text:style-name="T4"> de tipo cadena presenta un nodo valor </text:span><text:span text:style-name="T3">null</text:span><text:span text:style-name="T4"> de tipo lógico.</text:span></text:p>
        </text:list-item>
        <text:list-item>
          <text:p text:style-name="P5"><text:span text:style-name="T4">El nodo clave </text:span><text:span text:style-name="T3">dirección </text:span><text:span text:style-name="T4">de tipo cadena contiene un nodo valor es secuencia y dentro de el nos encontramos un nodo clave </text:span><text:span text:style-name="T3">calle </text:span><text:span text:style-name="T4">de tipo </text:span><text:span text:style-name="T3">cadena</text:span><text:span text:style-name="T4">, con un nodo valor </text:span><text:span text:style-name="T3">Callo </text:span><text:span text:style-name="T4">de tipo cadena. Otro nodo clave </text:span><text:span text:style-name="T3">num</text:span><text:span text:style-name="T4"> con un nodo valor </text:span><text:span text:style-name="T3">5</text:span><text:span text:style-name="T4"> de tipo numero Entero. Y por ultimo </text:span><text:span text:style-name="T3">cp</text:span><text:span text:style-name="T4"> que es un nodo clave con un nodo valor </text:span><text:span text:style-name="T3">12345</text:span><text:span text:style-name="T4"> de tipo numero Entero.</text:span></text:p>
        </text:list-item>
      </text:list>
      <text:p text:style-name="P4"><text:span text:style-name="T4"/></text:p>
      <text:p text:style-name="P6">Realizado por Gonzalo Carretero Peñalos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9:00:47.059000000</meta:creation-date>
    <dc:date>2023-09-29T10:09:02.738000000</dc:date>
    <meta:editing-duration>PT1H8M16S</meta:editing-duration>
    <meta:editing-cycles>2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23" meta:word-count="234" meta:character-count="1264" meta:non-whitespace-character-count="1049"/>
  </office:meta>
</office:document-meta>
</file>